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in" fo:margin-bottom="0in" loext:contextual-spacing="false"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k, cool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margin-top="0in" fo:margin-bottom="0in" loext:contextual-spacing="tru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" meta:word-count="2" meta:character-count="9" meta:non-whitespace-character-count="8"/>
    <meta:generator>LibreOfficeDev/5.1.0.3$Linux_X86_64 LibreOffice_project/</meta:generator>
  </office:meta>
</office:document-meta>
</file>